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 manifest:full-path="Versions/Version1"/>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 manifest:full-path="VersionList.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lwg Typist"/>
    </style:style>
    <style:style style:name="P3" style:family="paragraph" style:parent-style-name="Standard">
      <style:text-properties style:font-name="Tlwg Typist" fo:font-size="10pt" style:font-size-asian="10pt" style:font-size-complex="10pt"/>
    </style:style>
    <style:style style:name="P4" style:family="paragraph" style:parent-style-name="Standard">
      <style:text-properties fo:language="en" fo:country="none"/>
    </style:style>
    <style:style style:name="P5" style:family="paragraph" style:parent-style-name="Standard">
      <style:text-properties fo:language="en" fo:country="none" fo:font-weight="bold" style:font-weight-asian="bold" style:font-weight-complex="bold"/>
    </style:style>
    <style:style style:name="P6" style:family="paragraph" style:parent-style-name="Standard">
      <style:text-properties fo:language="en" fo:country="none" fo:font-weight="normal" style:font-weight-asian="normal" style:font-weight-complex="normal"/>
    </style:style>
    <style:style style:name="P7" style:family="paragraph" style:parent-style-name="Standard">
      <style:text-properties style:font-name="Times New Roman"/>
    </style:style>
    <style:style style:name="P8" style:family="paragraph" style:parent-style-name="Standard">
      <style:text-properties style:font-name="Times New Roman" fo:font-size="12pt" style:font-size-asian="12pt" style:font-size-complex="12pt"/>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text-properties style:font-name="Times New Roman" fo:font-size="12pt" fo:font-weight="normal" style:font-size-asian="12pt" style:font-weight-asian="normal" style:font-size-complex="12pt" style:font-weight-complex="normal"/>
    </style:style>
    <style:style style:name="P11" style:family="paragraph" style:parent-style-name="Standard">
      <style:text-properties style:font-name="Times New Roman" fo:font-size="12pt" fo:language="en" fo:country="none" fo:font-weight="bold" style:font-size-asian="12pt" style:font-weight-asian="bold" style:font-size-complex="12pt" style:font-weight-complex="bold"/>
    </style:style>
    <style:style style:name="P12" style:family="paragraph" style:parent-style-name="Standard">
      <style:text-properties style:font-name="Times New Roman" fo:font-size="12pt" fo:language="en" fo:country="none" style:font-size-asian="12pt" style:font-size-complex="12pt"/>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size="14pt" fo:language="en" fo:country="none" fo:font-weight="bold" style:font-size-asian="14pt" style:font-weight-asian="bold" style:font-size-complex="14pt" style:font-weight-complex="bold"/>
    </style:style>
    <style:style style:name="P15" style:family="paragraph" style:parent-style-name="Standard">
      <style:text-properties style:use-window-font-color="true"/>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bold"/>
    </style:style>
    <style:style style:name="P18" style:family="paragraph" style:parent-style-name="Standard">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normal" style:font-weight-asian="normal" style:font-weight-complex="normal"/>
    </style:style>
    <style:style style:name="P19" style:family="paragraph" style:parent-style-name="Standard">
      <style:paragraph-properties fo:margin-left="0cm" fo:margin-right="0cm" style:line-height-at-least="0.503cm" fo:orphans="2" fo:widows="2" fo:text-indent="0cm" style:auto-text-indent="false"/>
    </style:style>
    <style:style style:name="P20" style:family="paragraph" style:parent-style-name="Standard">
      <style:paragraph-properties fo:margin-left="0cm" fo:margin-right="0cm" fo:text-indent="0cm" style:auto-text-indent="false"/>
      <style:text-properties style:font-name="Tlwg Typist" fo:font-size="10pt" style:font-size-asian="10pt" style:font-size-complex="10pt"/>
    </style:style>
    <style:style style:name="P21" style:family="paragraph" style:parent-style-name="Standard">
      <style:paragraph-properties fo:margin-left="0cm" fo:margin-right="0cm" fo:text-indent="0cm" style:auto-text-indent="false"/>
      <style:text-properties style:font-name="Times New Roman" fo:font-size="12pt" style:font-size-asian="12pt" style:font-size-complex="12pt"/>
    </style:style>
    <style:style style:name="P22" style:family="paragraph" style:parent-style-name="Standard">
      <style:paragraph-properties fo:margin-left="0cm" fo:margin-right="0cm" fo:text-indent="0cm" style:auto-text-indent="false"/>
      <style:text-properties fo:language="en" fo:country="none"/>
    </style:style>
    <style:style style:name="P23" style:family="paragraph" style:parent-style-name="Text_20_body">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24" style:family="paragraph" style:parent-style-name="Text_20_body">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bold" style:font-weight-asian="bold" style:font-weight-complex="bold"/>
    </style:style>
    <style:style style:name="P25" style:family="paragraph" style:parent-style-name="Text_20_body">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italic" fo:font-weight="normal" style:font-style-asian="italic" style:font-weight-asian="normal" style:font-style-complex="italic" style:font-weight-complex="normal"/>
    </style:style>
    <style:style style:name="P26" style:family="paragraph" style:parent-style-name="Text_20_body">
      <style:paragraph-properties fo:margin-top="0cm" fo:margin-bottom="0cm" style:line-height-at-least="0.503cm" fo:orphans="2" fo:widows="2" fo:padding="0cm" fo:border="none"/>
      <style:text-properties fo:font-variant="normal" fo:text-transform="none" fo:color="#808080" style:font-name="sans-serif" fo:font-size="9.75pt" fo:letter-spacing="normal" fo:font-style="normal" fo:font-weight="normal"/>
    </style:style>
    <style:style style:name="P27" style:family="paragraph" style:parent-style-name="Heading_20_1">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bold" style:font-weight-asian="bold" style:font-weight-complex="bold"/>
    </style:style>
    <style:style style:name="P28" style:family="paragraph" style:parent-style-name="Heading_20_1">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29" style:family="paragraph" style:parent-style-name="Standard">
      <style:paragraph-properties fo:margin-left="1.251cm" fo:margin-right="0cm" fo:text-indent="0cm" style:auto-text-indent="false"/>
    </style:style>
    <style:style style:name="P30" style:family="paragraph" style:parent-style-name="Standard">
      <style:paragraph-properties fo:margin-left="1.251cm" fo:margin-right="0cm" fo:text-indent="0cm" style:auto-text-indent="false"/>
      <style:text-properties style:font-name="Tlwg Typist" fo:font-size="10pt" style:font-size-asian="10pt" style:font-size-complex="10pt"/>
    </style:style>
    <style:style style:name="P31" style:family="paragraph" style:parent-style-name="Standard">
      <style:paragraph-properties fo:margin-left="1.251cm" fo:margin-right="0cm" fo:text-indent="0cm" style:auto-text-indent="false"/>
      <style:text-properties style:font-name="Tlwg Typist" fo:font-size="10pt" fo:font-style="italic" style:font-size-asian="10pt" style:font-size-complex="10pt"/>
    </style:style>
    <style:style style:name="P32" style:family="paragraph" style:parent-style-name="Standard">
      <style:paragraph-properties fo:margin-left="1.251cm" fo:margin-right="-1.058cm" fo:text-indent="0cm" style:auto-text-indent="false"/>
      <style:text-properties style:font-name="Tlwg Typist" fo:font-size="10pt" style:font-size-asian="10pt" style:font-size-complex="10pt"/>
    </style:style>
    <style:style style:name="P33" style:family="paragraph" style:parent-style-name="Standard" style:list-style-name="L1"/>
    <style:style style:name="P34" style:family="paragraph" style:parent-style-name="Standard" style:list-style-name="L1">
      <style:text-properties fo:language="en" fo:country="none"/>
    </style:style>
    <style:style style:name="P35" style:family="paragraph" style:parent-style-name="Standard" style:list-style-name="L4">
      <style:text-properties fo:language="en" fo:country="none"/>
    </style:style>
    <style:style style:name="P36" style:family="paragraph" style:parent-style-name="Standard" style:list-style-name="L5">
      <style:text-properties fo:language="en" fo:country="none"/>
    </style:style>
    <style:style style:name="P37" style:family="paragraph" style:parent-style-name="Standard" style:list-style-name="L2"/>
    <style:style style:name="P38" style:family="paragraph" style:parent-style-name="Standard" style:list-style-name="L3"/>
    <style:style style:name="P39" style:family="paragraph" style:parent-style-name="Standard" style:list-style-name="L6"/>
    <style:style style:name="P40" style:family="paragraph" style:parent-style-name="Standard" style:list-style-name="L4">
      <style:paragraph-properties fo:margin-left="0cm" fo:margin-right="0cm" fo:text-indent="-0.635cm" style:auto-text-indent="false"/>
      <style:text-properties fo:language="en" fo:country="none"/>
    </style:style>
    <style:style style:name="P41" style:family="paragraph" style:parent-style-name="Standard">
      <style:paragraph-properties fo:margin-left="0cm" fo:margin-right="0cm" style:line-height-at-least="0.503cm" fo:orphans="2" fo:widows="2" fo:text-indent="0cm" style:auto-text-indent="false"/>
    </style:style>
    <style:style style:name="P42" style:family="paragraph" style:parent-style-name="Standard">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bold"/>
    </style:style>
    <style:style style:name="P43" style:family="paragraph" style:parent-style-name="Standard">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language="en" fo:country="none" fo:font-style="normal" fo:font-weight="bold"/>
    </style:style>
    <style:style style:name="P44" style:family="paragraph" style:parent-style-name="Standard">
      <style:paragraph-properties fo:margin-left="0cm" fo:margin-right="0cm" style:line-height-at-least="0.503cm" fo:orphans="2" fo:widows="2" fo:text-indent="0cm" style:auto-text-indent="false"/>
      <style:text-properties fo:font-variant="normal" fo:text-transform="none" fo:color="#000000" style:font-name="sans-serif" fo:font-size="11pt" fo:letter-spacing="normal" fo:language="en" fo:country="none" fo:font-style="normal" fo:font-weight="bold" style:font-size-asian="11pt" style:font-size-complex="11pt"/>
    </style:style>
    <style:style style:name="P45" style:family="paragraph" style:parent-style-name="Standard">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46" style:family="paragraph" style:parent-style-name="Text_20_body">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47" style:family="paragraph" style:parent-style-name="Text_20_body" style:list-style-name="L6">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48" style:family="paragraph" style:parent-style-name="Text_20_body" style:list-style-name="L7">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49" style:family="paragraph" style:parent-style-name="Text_20_body" style:list-style-name="L8">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50" style:family="paragraph" style:parent-style-name="Text_20_body" style:list-style-name="L9">
      <style:paragraph-properties fo:margin-top="0cm" fo:margin-bottom="0cm" style:line-height-at-least="0.503cm" fo:orphans="2" fo:widows="2" fo:padding="0cm" fo:border="none"/>
      <style:text-properties fo:font-variant="normal" fo:text-transform="none" fo:color="#000000" style:font-name="sans-serif" fo:font-size="9.75pt" fo:letter-spacing="normal" fo:font-style="normal" fo:font-weight="normal"/>
    </style:style>
    <style:style style:name="P51" style:family="paragraph" style:parent-style-name="Text_20_body" style:list-style-name="L10">
      <style:paragraph-properties fo:margin-top="0cm" fo:margin-bottom="0cm" style:line-height-at-least="0.503cm" fo:orphans="2" fo:widows="2" fo:padding="0cm" fo:border="none"/>
    </style:style>
    <style:style style:name="P52" style:family="paragraph" style:parent-style-name="Text_20_body" style:list-style-name="L7">
      <style:paragraph-properties fo:margin-top="0cm" fo:margin-bottom="0cm" fo:orphans="2" fo:widows="2"/>
      <style:text-properties fo:font-variant="normal" fo:text-transform="none" fo:color="#2e3d47" style:font-name="Arial1" fo:font-size="12pt" fo:letter-spacing="normal" fo:font-style="normal" fo:font-weight="normal"/>
    </style:style>
    <style:style style:name="P53" style:family="paragraph" style:parent-style-name="Text_20_body" style:list-style-name="L7">
      <style:paragraph-properties fo:margin-left="0cm" fo:margin-right="0cm" fo:margin-top="0cm" fo:margin-bottom="0cm" fo:orphans="2" fo:widows="2" fo:text-indent="0cm" style:auto-text-indent="false"/>
      <style:text-properties fo:font-variant="normal" fo:text-transform="none" fo:color="#2e3d47" style:font-name="Arial1" fo:font-size="12pt" fo:letter-spacing="normal" fo:font-style="normal" fo:font-weight="normal"/>
    </style:style>
    <style:style style:name="T1" style:family="text">
      <style:text-properties fo:font-variant="normal" fo:text-transform="none" fo:color="#000000" style:font-name="sans-serif" fo:font-size="9.75pt" fo:letter-spacing="normal" fo:font-style="normal" fo:font-weight="normal"/>
    </style:style>
    <style:style style:name="T2" style:family="text">
      <style:text-properties fo:language="en" fo:country="none"/>
    </style:style>
    <style:style style:name="T3" style:family="text">
      <style:text-properties fo:language="en" fo:country="none" fo:font-weight="normal" style:font-weight-asian="normal" style:font-weight-complex="normal"/>
    </style:style>
    <style:style style:name="T4" style:family="text">
      <style:text-properties style:font-name="Tlwg Typist"/>
    </style:style>
    <style:style style:name="T5" style:family="text">
      <style:text-properties style:font-name="Tlwg Typist" fo:font-size="10pt" style:font-size-asian="10pt" style:font-size-complex="10pt"/>
    </style:style>
    <style:style style:name="T6" style:family="text">
      <style:text-properties style:font-name="Tlwg Typist" fo:font-size="10pt" fo:font-style="italic" style:font-size-asian="10pt" style:font-size-complex="10pt"/>
    </style:style>
    <style:style style:name="T7" style:family="text">
      <style:text-properties fo:language="en" fo:country="US" fo:font-style="normal" fo:font-weight="normal" style:language-asian="en" style:country-asian="US"/>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font-name="Times New Roman" fo:font-size="12pt" fo:language="en" fo:country="none" style:font-size-asian="12pt" style:font-size-complex="12pt"/>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fo:font-weight="normal" style:font-weight-asian="normal" style:font-weight-complex="normal"/>
    </style:style>
    <style:style style:name="T13" style:family="text">
      <style:text-properties style:use-window-font-color="true"/>
    </style:style>
    <style:style style:name="T14" style:family="text">
      <style:text-properties fo:font-weight="bold" style:font-weight-asian="bold" style:font-weight-complex="bold"/>
    </style:style>
    <style:style style:name="T15" style:family="text">
      <style:text-properties fo:font-style="italic" fo:font-weight="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esigning Generic Object Containers by the use of Template-Wrapper Layers.</text:p>
      <text:p text:style-name="P43"><text:bookmark text:name="result_box71"/>Avoid the disadvantages of templates and generic containers in large-scale systems.</text:p>
      <text:p text:style-name="P43"/>
      <text:p text:style-name="P43"/>
      <text:p text:style-name="P17">Title options: </text:p>
      <text:p text:style-name="P17"><text:tab/><text:span text:style-name="T2">Using generic containers in large-scale systems.</text:span></text:p>
      <text:p text:style-name="P17"><text:tab/>How to avoid template drawbacks in C++</text:p>
      <text:p text:style-name="P17"><text:tab/>How to encapsulate using templates in C++</text:p>
      <text:p text:style-name="P17"><text:tab/>Separate code implementation from template definition in C++</text:p>
      <text:p text:style-name="P17"><text:tab/>Construction of generic containers: A new approach to avoid template drawbacks in C++</text:p>
      <text:p text:style-name="P17"/>
      <text:p text:style-name="P18">Antonio-Javier Gallego-Sánchez and Gabriel López-García</text:p>
      <text:p text:style-name="P17"/>
      <text:p text:style-name="P17">Summary</text:p>
      <text:p text:style-name="Sumario">// &gt;&gt;&gt;The need to write efficient and high-performance programs in C++ make it desirable to be able to manipulate bits and groups of bits easily, efficiently, and safely. C++ provides out-of-the-box tools to accomplish the first two goals with its bitwise operations, but it does so at the expense of the third objective, safety.</text:p>
      <text:p text:style-name="Sumario">// This article presents a solution to the problem of constraining bit operations to allow only safe and legitimate ones, and turn all invalid bit manipulations into compile-time errors. Best of all, the syntax of bit operations remains unchanged, and the code working with bits does not need to be modified, except possibly to fix errors that had as yet remained undetected.</text:p>
      <text:p text:style-name="Sumario">----</text:p>
      <text:p text:style-name="Sumario">// &gt;&gt;&gt;&gt;The author discusses how the use of generic programming in C++ can lead to conflicts with object-oriented design principles. He demonstrates how a technique known as type erasure can often be used to resolve these conflicts. An in-depth example is presented: any_iterator, a type-safe, heterogeneous C++ iterator. </text:p>
      <text:p text:style-name="Standard"/>
      <text:p text:style-name="Standard">// … además de añadir una nueva forma de entender las templates. </text:p>
      <text:p text:style-name="Standard">// mencionar el C++</text:p>
      <text:p text:style-name="Standard">// large-scale <text:s/></text:p>
      <text:p text:style-name="Standard">// (Large-Scale Systems</text:p>
      <text:p text:style-name="Standard"/>
      <text:p text:style-name="P17">INTRODUCTION</text:p>
      <text:p text:style-name="P17"/>
      <text:p text:style-name="Standard">Templates are a feature of the C++ programming language that allow functions and classes to operate with generic types. This allows a function or class to work on many different data types without being rewritten for each one. For example, it is possible to construct a generic vector <text:s/>that can contain any type of data structure. Thus, this vector can be used to store any type of object. </text:p>
      <text:p text:style-name="Standard"/>
      <text:p text:style-name="Standard">Templates also <text:span text:style-name="T2">have other benefits, such as they are expanded and verified at compile-time, so they are considered "type-safe". Hence, the compiler can determine at compile-time whether or not the type associated with a template definition can perform all of the functions required by that template definition. </text:span><text:bookmark text:name="result_box1"/><text:span text:style-name="T2">These types of errors are much better than runtime errors.</text:span></text:p>
      <text:p text:style-name="P4"/>
      <text:p text:style-name="Standard"><text:bookmark text:name="result_box"/><text:soft-page-break/><text:span text:style-name="T2">Are well known the advantages of using templates, so they have become </text:span>of great utility to programmers in C++. However, there are fundamental drawbacks to their use:</text:p>
      <text:p text:style-name="Standard"/>
      <text:list xml:id="list1881943985" text:style-name="L1">
        <text:list-item>
          <text:p text:style-name="P33">T<text:bookmark-start text:name="__DdeLink__252_1119390979"/>emplates expose their implementation, <text:bookmark-end text:name="__DdeLink__252_1119390979"/><text:bookmark text:name="result_box2"/><text:span text:style-name="T2">breaking one of the main rules of Object-Oriented Programming (OOP), which is the encapsulation (the internal representation of an object is generally hidden from view outside of the object's definition). [REF]</text:span><text:bookmark-start text:name="__DdeLink__543_1389727959"/><text:bookmark-end text:name="__DdeLink__543_1389727959"/></text:p>
        </text:list-item>
        <text:list-item>
          <text:p text:style-name="P34"><text:bookmark text:name="result_box3"/>The code is repeated in all the modules that call template functions (it is due to the expansion of type that makes the compiler).</text:p>
        </text:list-item>
        <text:list-item>
          <text:p text:style-name="P33"><text:bookmark text:name="result_box47"/><text:span text:style-name="T2">If the template is part of a dynamic library the problem is worse. These libraries are distributed with the headers that define its interface. </text:span><text:bookmark text:name="result_box49"/><text:span text:style-name="T2">If we make a change in this interface, it means that all </text:span><text:span text:style-name="T2">code that uses it will have to be recompiled. </text:span><text:bookmark text:name="result_box50"/><text:span text:style-name="T2">However, if we can hide the implementation layer (as in the proposed solution), when making a change the interface will remain the same. </text:span><text:bookmark text:name="result_box51"/><text:span text:style-name="T2">In this way, it would not be necessary to recompile all the dependent code and projects.</text:span></text:p>
        </text:list-item>
      </text:list>
      <text:p text:style-name="Standard"/>
      <text:p text:style-name="P4">Estas desventajas para un proyecto pequeño no son muy importantes, pero cuando se trabaja con proyectos a gran escala son cruciales. Porque implican que para una pequeña modificación en la implementación de un módulo que use plantillas, se tendría que recompilar todo el proyecto para que el cambio sea efectivo.</text:p>
      <text:p text:style-name="P13"/>
      <text:p text:style-name="Standard"><text:span text:style-name="T12">Además de la implementación con templates se conocen otras posibles soluciones a la construcción de contenedores genéricos en C++. Una de estas soluciones</text:span> proviene del lenguaje de programación C, hace uso de punteros a void para almacenar los datos, y de macros para hacer la comprobación de tipos. Pero esta solución también tiene una serie de inconvenientes:</text:p>
      <text:p text:style-name="Standard"/>
      <text:list xml:id="list1089588044" text:style-name="L2">
        <text:list-item>
          <text:p text:style-name="P37">La declaración de la interfaz desvela parcialmente el código, rompiendo el principio de encapsulación, además de dificultar la ampliación del código.</text:p>
        </text:list-item>
        <text:list-item>
          <text:p text:style-name="P37">Para hacer uso de este contenedor hay que pasar como parámetros el tipo de objeto y el contenedor mismo, por lo que también se deja en manos del usuario conocer el tipo de los objetos contenidos.</text:p>
        </text:list-item>
        <text:list-item>
          <text:p text:style-name="P37">Los errores de tipo se dan en tiempo de ejecución (y no de compilación).</text:p>
        </text:list-item>
      </text:list>
      <text:p text:style-name="Standard"/>
      <text:p text:style-name="Standard">Otra posible solución es crear el contenedor genérico mediante herencia. Para esto se utiliza una clase virtual pura como interfaz genérica del tipo de objeto a almacenar. En esta clase se definen los métodos virtuales puros necesarios para el manejo de ese objeto. <text:s/>El contenedor genérico trabajaría solamente con la interfaz, this way we are able to treat all the classes with the same interface as one type.</text:p>
      <text:p text:style-name="Standard">Por ejemplo, para crear un grafo que acepte como nodos cualquier objeto genérico que queramos, estos nodos tendrían que heredar de una clase virtual pura llamada IVertex. De esta interfaz base heredaría nuestra implementación CVertex con los datos concretos que nos interesa almacenar en los vértices del grafo. En la clase que gestiona el grafo CGraph existirían métodos para gestionar los nodos, de la forma: addNode( IVertex* ), etc.</text:p>
      <text:p text:style-name="Standard"/>
      <text:p text:style-name="Standard">También es posible hacer lo contrario, en lugar de que las clases hereden de una interfaz común, podemos crear una capa wrapper común por encima de ellas. It is call “type erasure”, y es muy útil para clases que ya existen<text:span text:style-name="T13">. The wrapper class template is under our control, and therefore, we can derive it from a common base class [Dave Abrahams and Aleksey Gurtovoy defined type erasure].</text:span></text:p>
      <text:p text:style-name="P15"/>
      <text:p text:style-name="Standard">Pero las desventajas de esta última solución son:</text:p>
      <text:p text:style-name="Standard"/>
      <text:list xml:id="list473149889" text:style-name="L3">
        <text:list-item>
          <text:p text:style-name="P38"><text:soft-page-break/>Hay que crear una instancia para cada tipo con el que queramos trabajar. Y para ciertos tipos de datos o contenedores, no nos interesa crear este tipo de herencia.</text:p>
        </text:list-item>
        <text:list-item>
          <text:p text:style-name="P38">Es posible añadir diferentes tipos de datos al mismo contenedor (simplemente tienen que heredar de la misma interfaz).</text:p>
        </text:list-item>
        <text:list-item>
          <text:p text:style-name="P38">Hay que hacer cast de tipo, por lo que hay que conocer el tipo contenido, lo que puede llevar a confusiones y errores de tipo.</text:p>
        </text:list-item>
      </text:list>
      <text:p text:style-name="Standard"/>
      <text:p text:style-name="P13">En el siguiente apartado se presenta un método que soluciona estos problemas, por un lado permite separar la implementación de la interfaz que usa templates. Por otro lado permite crear contenedores genéricos ocultando el código. Como consecuencia se evita la necesidad de recompilación de todo el proyecto cuando se realice algún cambio en ellos. En el apartado 3 el método propuesto se compara con las dos soluciones conocidas actualmente. Estas aproximaciones tenían varios inconvenientes que también se solucionan con la nueva solución propuesta. Por último se presentan las conclusiones extraídas. </text:p>
      <text:p text:style-name="P13"/>
      <text:p text:style-name="Standard"/>
      <text:p text:style-name="P1">Our Approach</text:p>
      <text:p text:style-name="Standard"/>
      <text:p text:style-name="P1">Overview</text:p>
      <text:p text:style-name="P1"/>
      <text:p text:style-name="P4">To avoid the main problems of <text:s/>templates, we propose a new way to implement generic containers. The main feature of this approach is the correct separation between the interface definition and the internal implementation.</text:p>
      <text:p text:style-name="Standard"/>
      <text:p text:style-name="P4"><text:bookmark text:name="result_box4"/>The proposed solution uses a base class that works using pointers to untyped objects. The original contribution is to add a layer above this class (called template-wrapper) that uses templates to make the type checking and the proper conversion of types. This is a new way to understand templates, <text:bookmark text:name="result_box5"/>a similar view to using a macro which only makes the type cast. It is a simple but very effective technique, and most importantly, solves all the problems<text:bookmark text:name="result_box6"/> mentioned above.</text:p>
      <text:p text:style-name="Standard"/>
      <text:p text:style-name="P4"><text:bookmark text:name="result_box7"/>In order to better illustrate the method, a running-example is included. It is based on the implementation of a generic array. The base class that uses untyped pointers is called “PrvBaseArray”, and the template-wrapper layer for type checking is called “CArray”.</text:p>
      <text:p text:style-name="P4"/>
      <text:p text:style-name="Standard"/>
      <text:p text:style-name="P5"><text:bookmark text:name="result_box8"/>Construction of the base class</text:p>
      <text:p text:style-name="Standard"/>
      <text:p text:style-name="Standard"><text:bookmark text:name="result_box9"/><text:span text:style-name="T2">The base class (PrvBaseArray) stores the untype pointers to objects using a generic structure called “struct prv_item_t*”. This structure does not exist and is not defined anywhere. </text:span><text:bookmark text:name="result_box11"/><text:span text:style-name="T2">The implementation could also be done using pointers to void, but it makes a weaker type checking, since accept everything as a void pointer. </text:span><text:bookmark text:name="result_box10"/><text:span text:style-name="T2">For example, if we have a function as “void free(void **)” and it is called using a variable “void *ptr” in this way “free(ptr)”, the compiler would not give any error. But it will give a runtime error later because the memory address that is been released is wrong, as the function should be called as “free(&amp;ptr)”. </text:span><text:bookmark text:name="result_box12"/><text:span text:style-name="T2">However, if we use pointers to an untyped structure (“struct ptr_item_t *ptr” and “void free(struct ptr_item_t **)”), when the function is called as "free(ptr)", the compiler will warn </text:span><text:span text:style-name="T2">us, so it can only be called as “free(&amp;ptr)”.</text:span></text:p>
      <text:p text:style-name="Standard"/>
      <text:p text:style-name="P4"><text:bookmark text:name="result_box13"/>The problem with these kind of pointers is that the type of the referred object <text:bookmark text:name="result_box14"/>is lost once added. <text:bookmark text:name="result_box15"/><text:soft-page-break/>Normally, the programmer would be responsible for making the appropriate conversion of type, but it has huge drawbacks:</text:p>
      <text:p text:style-name="P4"/>
      <text:list xml:id="list378535063" text:style-name="L4">
        <text:list-item>
          <text:p text:style-name="P35">You can add different types of objects,</text:p>
        </text:list-item>
        <text:list-item>
          <text:p text:style-name="P35">You can mistake the type of object when making the conversion (cast).</text:p>
        </text:list-item>
        <text:list-item>
          <text:p text:style-name="P35"><text:bookmark text:name="result_box16"/>A priori you do not know neither can know what kind are the objects it contains. </text:p>
          <text:p text:style-name="P40"/>
          <text:p text:style-name="P40">In the proposed solution, this conversion is done automatically and transparently on the wrapper layer for type checking (CArray).</text:p>
        </text:list-item>
      </text:list>
      <text:p text:style-name="Standard"/>
      <text:p text:style-name="Standard"><text:bookmark text:name="result_box18"/><text:span text:style-name="T2">Another important detail in the construction of the base class (PrvBaseArray) is that we are only going to use the access level "protected". Thus, placing constructors, destructor, and all the methods that access to untyped pointers in the “protected” area, we get that this class can not be used directly. Instead you must use a wrapper layer above it. </text:span><text:bookmark text:name="result_box17"/><text:span text:style-name="T2">Finally, the definition of the class “PrvBaseArray.hpp” can be summarized as:</text:span></text:p>
      <text:p text:style-name="Standard"/>
      <text:p text:style-name="P30">class PrvBaseArray</text:p>
      <text:p text:style-name="P30">{</text:p>
      <text:p text:style-name="P30"><text:s text:c="4"/>protected:</text:p>
      <text:p text:style-name="P30"><text:s text:c="8"/>PrvBaseArray(unsigned long numElements);</text:p>
      <text:p text:style-name="P30"><text:s text:c="8"/>~PrvBaseArray();</text:p>
      <text:p text:style-name="P30"/>
      <text:p text:style-name="P30"><text:tab/> <text:s/>void clear();</text:p>
      <text:p text:style-name="P30"><text:s text:c="8"/>unsigned long size() const;</text:p>
      <text:p text:style-name="P30"/>
      <text:p text:style-name="P30"><text:s text:c="8"/>struct prv_item_t *get(unsigned long ind) const;</text:p>
      <text:p text:style-name="P30"><text:s text:c="8"/>void set(unsigned long ind, const struct prv_item_t *item);</text:p>
      <text:p text:style-name="P30"/>
      <text:p text:style-name="P30"><text:s text:c="4"/>private:</text:p>
      <text:p text:style-name="P30"><text:s text:c="8"/>struct prv_baseArray_t *m_data;</text:p>
      <text:p text:style-name="P30">};</text:p>
      <text:p text:style-name="P21"/>
      <text:p text:style-name="P22"><text:bookmark text:name="result_box19"/><text:span text:style-name="T9">Methods that do not use the type of object (in this example would be "clear()" and "size()") could be placed within the "public" section. </text:span><text:bookmark text:name="result_box20"/>This will avoid having to redefine these methods.</text:p>
      <text:p text:style-name="P21"/>
      <text:p text:style-name="P16"><text:span text:style-name="T10">The internal implementation of this class (PrvBaseArray.cpp) can be done using whatever we want: a dynamic array, a linked list, a chunked array, etc. As mentioned above, the advantage of this technique is that the internal implementation can be changed in the future without having to recompile all the dependent code. </text:span><text:bookmark text:name="result_box21"/><text:span text:style-name="T2">We will not discuss the details of implementing an array because they are not needed to explain the method, but it can be seen in the accompanying examples [REF].</text:span></text:p>
      <text:p text:style-name="P16"/>
      <text:p text:style-name="Standard"/>
      <text:p text:style-name="P1">Construction of the template-wrapper layer for type checking </text:p>
      <text:p text:style-name="Standard"/>
      <text:p text:style-name="P4"><text:bookmark text:name="result_box22"/>The template-wrapper layer above the base class, which in this example is called “CArray”, uses templates to make <text:bookmark text:name="result_box23"/>the type checking and conversion (cast). This class inherits the protected members of the base class as private. <text:bookmark text:name="result_box24"/>Therefore, CArray can access the protected members of PrvBaseArray, but with the advantage of being able to check the type of the objects and perform the appropriate type conversion. <text:bookmark text:name="result_box25"/>The wrapper class “CArray.hpp” is defined as:</text:p>
      <text:p text:style-name="Standard"><text:soft-page-break/></text:p>
      <text:p text:style-name="P30"><text:bookmark-start text:name="__DdeLink__387_1357441015"/>template&lt;class Type&gt; class CArray : public PrvBaseArray</text:p>
      <text:p text:style-name="P30">{</text:p>
      <text:p text:style-name="P30"><text:s text:c="4"/>public:</text:p>
      <text:p text:style-name="P30"><text:s text:c="8"/>CArray(unsigned long numElements) : PrvBaseArray(numElements) {};</text:p>
      <text:p text:style-name="P30"><text:s/></text:p>
      <text:p text:style-name="P30"><text:s text:c="8"/>Type* get(unsigned long ind) const</text:p>
      <text:p text:style-name="P30"><text:s text:c="8"/>{</text:p>
      <text:p text:style-name="P30"><text:s text:c="12"/>return (Type*)PrvBaseArray::get(ind);</text:p>
      <text:p text:style-name="P30"><text:s text:c="8"/>}</text:p>
      <text:p text:style-name="P30"><text:s text:c="8"/>void set(unsigned long ind, const Type *item)</text:p>
      <text:p text:style-name="P30"><text:s text:c="8"/>{</text:p>
      <text:p text:style-name="P30"><text:s text:c="12"/>PrvBaseArray::set(ind, (struct prv_item_t *)item);</text:p>
      <text:p text:style-name="P30"><text:s text:c="8"/>}</text:p>
      <text:p text:style-name="P30">};<text:bookmark-end text:name="__DdeLink__387_1357441015"/></text:p>
      <text:p text:style-name="Standard"/>
      <text:p text:style-name="P4"><text:bookmark text:name="result_box26"/>As can be seen, the constructor of “CArray” calls the constructor of the corresponding base class. i<text:bookmark text:name="result_box27"/>It is also important to note that the get / set methods perform the type conversion, <text:bookmark text:name="result_box28"/>so it can only be used the data type with which the array was created. <text:bookmark text:name="result_box29"/>In the case of using an incorrect data type to access the array, it would be detected at compile time (it has a lot of advantages, as noted in the introduction).</text:p>
      <text:p text:style-name="P4"/>
      <text:p text:style-name="P4"><text:bookmark text:name="result_box30"/>It is very important to highlight that:</text:p>
      <text:p text:style-name="Standard"/>
      <text:list xml:id="list688475775" text:style-name="L5">
        <text:list-item>
          <text:p text:style-name="P36"><text:bookmark text:name="result_box31"/>The wrapper class (CArray) is used only for type verification or type conversion (cast). In any case, this class should contain code related to the implementation.</text:p>
        </text:list-item>
        <text:list-item>
          <text:p text:style-name="P36"><text:bookmark text:name="result_box32"/>The base class (PrvBaseArray) must have the constructors and all methods that access the data within the protected part, this way it can only be accessed using the wrapper class and it always do the type checking.</text:p>
        </text:list-item>
      </text:list>
      <text:p text:style-name="Standard"/>
      <text:p text:style-name="Standard"/>
      <text:p text:style-name="P14"><text:bookmark text:name="result_box33"/>Implementation Details</text:p>
      <text:p text:style-name="P1"/>
      <text:p text:style-name="P5"><text:bookmark text:name="result_box34"/>Passing the control of type to the base class</text:p>
      <text:p text:style-name="P13"/>
      <text:p text:style-name="P4"><text:bookmark text:name="result_box38"/>In some cases, the base class has to perform operations that need to know the object type, as is the case of constructors, copy constructors or destructors.<text:span text:style-name="T12"> This problem is solved by passing a pointer to a function which perform the necessary operations. </text:span><text:bookmark text:name="result_box37"/><text:span text:style-name="T12">In our example, the base class PrvBaseArray with the new changes would look like as:</text:span></text:p>
      <text:p text:style-name="Standard"/>
      <text:p text:style-name="P32">typedef struct prv_item_t* (*CArray_FPtr_copyElement)(const struct prv_item_t *);</text:p>
      <text:p text:style-name="P32"/>
      <text:p text:style-name="P30">typedef void (*CArray_FPtr_freeElement)(struct prv_item_t **);</text:p>
      <text:p text:style-name="P30"/>
      <text:p text:style-name="P30">class <text:bookmark-start text:name="__DdeLink__542_428326851"/>PrvBaseArray<text:bookmark-end text:name="__DdeLink__542_428326851"/></text:p>
      <text:p text:style-name="P30">{</text:p>
      <text:p text:style-name="P30"><text:s text:c="4"/>protected:</text:p>
      <text:p text:style-name="P30"><text:s text:c="8"/>PrvBaseArray(unsigned long numElements, </text:p>
      <text:p text:style-name="P30"><text:s text:c="20"/>CArray_FPtr_freeElement funcReleasePtr );</text:p>
      <text:p text:style-name="P30"><text:s text:c="8"/><text:bookmark-start text:name="__DdeLink__385_1357441015"/>PrvBaseArray<text:bookmark-end text:name="__DdeLink__385_1357441015"/>(const class PrvBaseArray *array, </text:p>
      <text:p text:style-name="P30"><text:soft-page-break/><text:s text:c="20"/>CArray_FPtr_copyElement funcCopy );</text:p>
      <text:p text:style-name="P30"><text:tab/> <text:s/>~PrvBaseArray();</text:p>
      <text:p text:style-name="P30"><text:s text:c="5"/><text:span text:style-name="T4">. . .</text:span></text:p>
      <text:p text:style-name="P2"><text:tab/>};</text:p>
      <text:p text:style-name="P7"/>
      <text:p text:style-name="P4"><text:bookmark text:name="result_box35"/><text:span text:style-name="T8">It is noteworthy that the pointer to the memory release function is passed in the constructor, because destructors </text:span><text:bookmark text:name="result_box36"/>do not accept parameters.</text:p>
      <text:p text:style-name="Standard"/>
      <text:p text:style-name="Standard"><text:bookmark text:name="result_box40"/><text:span text:style-name="T2">The wrapper class (CArray) contains the functions to be called from the base class. </text:span><text:bookmark text:name="result_box41"/><text:span text:style-name="T2">These functions can only perform operations that require the type (allocating and freeing memory), and any operation </text:span><text:span text:style-name="T2">related to the implementation. </text:span><text:bookmark text:name="result_box42"/><text:span text:style-name="T2">These functions are declared as static, because a pointer to the function definition is passed the base class, and not an instance of the object. </text:span><text:bookmark text:name="result_box39"/><text:span text:style-name="T2">In our example, the wrapper class CArray with the new changes would look like:</text:span></text:p>
      <text:p text:style-name="Standard"/>
      <text:p text:style-name="P30">template&lt;class Type&gt; class CArray : public <text:bookmark-start text:name="__DdeLink__544_428326851"/>PrvBaseArray<text:bookmark-end text:name="__DdeLink__544_428326851"/></text:p>
      <text:p text:style-name="P30">{</text:p>
      <text:p text:style-name="P30"><text:s text:c="4"/>public:</text:p>
      <text:p text:style-name="P30"><text:s text:c="8"/>CArray(unsigned long numElements) </text:p>
      <text:p text:style-name="P30"><text:tab/><text:tab/>: PrvBaseArray(numElements, prv_freeElement) {};</text:p>
      <text:p text:style-name="P30"/>
      <text:p text:style-name="P30"><text:s text:c="8"/>CArray(const CArray *array) </text:p>
      <text:p text:style-name="P30"><text:tab/><text:tab/>: PrvBaseArray(array, prv_copyElement) {}; </text:p>
      <text:p text:style-name="P30"><text:s text:c="8"/>. . .</text:p>
      <text:p text:style-name="P30"/>
      <text:p text:style-name="P30"><text:s text:c="4"/>private:</text:p>
      <text:p text:style-name="P30"><text:tab/> <text:s/>inline static void prv_freeElement(struct prv_item_t **item)</text:p>
      <text:p text:style-name="P30"><text:tab/> <text:s/><text:span text:style-name="T4">{</text:span></text:p>
      <text:p text:style-name="P30"><text:tab/> <text:s text:c="5"/>delete (Type*)(*item);</text:p>
      <text:p text:style-name="P30"><text:tab/><text:tab/>*item = 0L;</text:p>
      <text:p text:style-name="P30"><text:s text:c="8"/>}</text:p>
      <text:p text:style-name="P30"/>
      <text:p text:style-name="P30"><text:s text:c="8"/>inline static struct prv_item_t *prv_copyElement(const struct prv_item_t *item)</text:p>
      <text:p text:style-name="P30"><text:tab/> <text:s/>{</text:p>
      <text:p text:style-name="P30"><text:tab/><text:tab/><text:span text:style-name="T7">return (struct prv_item_t *)new Type((const Type*)item);</text:span></text:p>
      <text:p text:style-name="P30"><text:tab/> <text:s/>}</text:p>
      <text:p text:style-name="P30">};</text:p>
      <text:p text:style-name="P20"/>
      <text:p text:style-name="Standard"/>
      <text:p text:style-name="P5"><text:bookmark text:name="result_box43"/>Avoiding the inclusion of the wrapper class in the definition of new classes</text:p>
      <text:p text:style-name="P1"/>
      <text:p text:style-name="P4"><text:bookmark text:name="result_box44"/>To avoid having to include our wrapper class in all the classes that use it, we can use a simple trick: a prior declaration of the template. <text:bookmark text:name="result_box45"/>This is very useful to speed up compile times and to not have to include classes that are only necessary for methods that you <text:bookmark text:name="result_box46"/>maybe do not use.</text:p>
      <text:p text:style-name="Standard"/>
      <text:p text:style-name="P30">template&lt;class&gt; class CArray;<text:line-break/><text:line-break/>class CTest<text:line-break/>{<text:line-break/> <text:s text:c="3"/>public:<text:line-break/><text:soft-page-break/> <text:s text:c="7"/>int myFunc( const class CArray&lt;class CType&gt; *array );<text:line-break/> <text:s text:c="7"/>....<text:line-break/>}</text:p>
      <text:p text:style-name="Standard"/>
      <text:p text:style-name="Standard"/>
      <text:p text:style-name="P5"><text:bookmark text:name="result_box52"/>Containers used by other containers</text:p>
      <text:p text:style-name="P13"/>
      <text:p text:style-name="P4"><text:bookmark text:name="result_box48"/><text:span text:style-name="T12">Another important point is when we want to use a generic container from inside other generic container. </text:span><text:bookmark text:name="result_box53"/>For example, if we implemented a Multimap (CMultimap) in the function that returns the values associated with a key, we have to return a list of values. <text:bookmark text:name="result_box54"/>In this case, we could use our generic container CArray.</text:p>
      <text:p text:style-name="P6"/>
      <text:p text:style-name="P4"><text:bookmark text:name="result_box55"/><text:span text:style-name="T12">The implementation layer (in this case PrvBaseMultimap) </text:span><text:bookmark text:name="result_box56"/>does not know the data type with which it is working, so it can not be defined the data type to be returned. <text:bookmark text:name="result_box57"/>That is, we can not return a “CArray&lt;type&gt;” directly from our PrvBaseMultimap. However, we can ensure that the return type is the same as the used by Multimap.</text:p>
      <text:p text:style-name="P6"/>
      <text:p text:style-name="Standard"><text:span text:style-name="T3">To address this, the solution is to directly use the implementation layer of the new container (in this case PrvBaseArray). </text:span><text:bookmark text:name="result_box58"/><text:span text:style-name="T2">Since we have stored the functions of copying and destruction (in our PrvBaseMultimap), we can use them to create the new container. Finally, the Get function of our Multimap is defined as:</text:span><text:line-break/></text:p>
      <text:p text:style-name="P31">class PrvBaseArray* PrvBaseMultimap::get(const struct prv_key_t *key) const</text:p>
      <text:p text:style-name="P31">{</text:p>
      <text:p text:style-name="P31"><text:s text:c="4"/>...</text:p>
      <text:p text:style-name="P31"/>
      <text:p text:style-name="P31"><text:s text:c="4"/>PrvBaseArray *array = new PrvBaseArray( 0, <text:span text:style-name="T14">m_func_freeElement</text:span> );</text:p>
      <text:p text:style-name="P31"/>
      <text:p text:style-name="P31"><text:s text:c="4"/>for( ... )</text:p>
      <text:p text:style-name="P31"><text:s text:c="4"/>{</text:p>
      <text:p text:style-name="P31"><text:s text:c="8"/>array-&gt;add( (struct prv_item_t *)item );</text:p>
      <text:p text:style-name="P31"><text:s text:c="4"/>}</text:p>
      <text:p text:style-name="P31"/>
      <text:p text:style-name="P31"><text:s text:c="4"/>return array;</text:p>
      <text:p text:style-name="P29"><text:span text:style-name="T6">}</text:span><text:span text:style-name="T5"><text:line-break/></text:span></text:p>
      <text:p text:style-name="Standard"><text:line-break/>T<text:span text:style-name="T2">he wrapper class (CMultimap) simply have to do the cast to the corresponding type, as follows:</text:span></text:p>
      <text:p text:style-name="P3"/>
      <text:p text:style-name="P30">template&lt;class&gt; class CArray;</text:p>
      <text:p text:style-name="P30"/>
      <text:p text:style-name="P30">template&lt;class TKey, class TItem&gt; class CMultimap : public PrvBaseMultimap</text:p>
      <text:p text:style-name="P30">{</text:p>
      <text:p text:style-name="P30"><text:tab/>...</text:p>
      <text:p text:style-name="P30"><text:tab/>class CArray&lt;TItem&gt;* get( const TKey *key ) const</text:p>
      <text:p text:style-name="P30"><text:tab/>{</text:p>
      <text:p text:style-name="P30"><text:s text:c="4"/><text:tab/><text:tab/>return (CArray&lt;TItem&gt;*)PrvBaseMultimap::get( (struct prv_key_t*)key );</text:p>
      <text:p text:style-name="P30"><text:tab/>}</text:p>
      <text:p text:style-name="P30">};</text:p>
      <text:p text:style-name="P8"><text:soft-page-break/></text:p>
      <text:p text:style-name="P9"/>
      <text:p text:style-name="P11"><text:bookmark text:name="result_box59"/>Avoiding the change of scope.</text:p>
      <text:p text:style-name="P8"/>
      <text:p text:style-name="P4"><text:bookmark text:name="result_box60"/><text:span text:style-name="T9">In the previous section </text:span><text:span text:style-name="T11">“Containers used by other containers”</text:span><text:bookmark text:name="result_box61"/><text:span text:style-name="T9">, </text:span>a problem has been overlooked. <text:bookmark text:name="result_box62"/>Constructors and destructors of “PrvBaseArray” are in the protected section of the class, so they can not be called directly (check the first section "Construction of the base class" for details). <text:bookmark text:name="result_box64"/>However, in the example code of the previous section they are used directly<text:span text:style-name="T12">. </text:span><text:bookmark text:name="result_box63"/><text:span text:style-name="T12">As mentioned, it can not be done, but it can be fixed by making small changes.</text:span></text:p>
      <text:p text:style-name="P8"/>
      <text:p text:style-name="P8">To solve this problem we create a layer over the class "PrvBaseArray", allowing us to use their methods. This layer is included within the implementation of the Multimap (PrvBaseMultimap.cpp).</text:p>
      <text:p text:style-name="P8"/>
      <text:p text:style-name="P4"><text:bookmark text:name="result_box65"/><text:span text:style-name="T9">It is important to note that when the array of objects associated with a key is returned, this array contains pointers to the same objects as the container (the Multimap). The pointers in this array can not be deleted. </text:span><text:bookmark text:name="result_box66"/><text:span text:style-name="T9">To handle this, all we do is pass a NULL pointer instead of the release function, and then this pointer is checked to determine whether to release the memory or not.</text:span></text:p>
      <text:p text:style-name="P12"/>
      <text:p text:style-name="P4"><text:span text:style-name="T9">Below a example code is included. The layer used to access the member functions of “PrvBaseArray” is called “PrvBaseRefArray”. It also includes the code of the getItem function, where it</text:span> can be seen how to use this layer<text:span text:style-name="T9">:</text:span></text:p>
      <text:p text:style-name="P8"/>
      <text:p text:style-name="P30">#include "PrvBaseArray.inl" </text:p>
      <text:p text:style-name="P30"/>
      <text:p text:style-name="P30">class <text:span text:style-name="T14">PrvBaseRefArray</text:span> : public PrvBaseArray </text:p>
      <text:p text:style-name="P30">{ </text:p>
      <text:p text:style-name="P30"><text:s text:c="4"/>public: </text:p>
      <text:p text:style-name="P30"><text:s text:c="8"/><text:span text:style-name="T14">PrvBaseRefArray</text:span>() : PrvBaseArray( (unsigned long)0, <text:span text:style-name="T14">NULL</text:span> ) {}; </text:p>
      <text:p text:style-name="P30"/>
      <text:p text:style-name="P30"><text:s text:c="8"/>void addItem( struct prv_item_t *item ) </text:p>
      <text:p text:style-name="P30"><text:s text:c="8"/>{ </text:p>
      <text:p text:style-name="P30"><text:s text:c="12"/>PrvBaseArray::prv_addItem( item ); </text:p>
      <text:p text:style-name="P30"><text:s text:c="8"/>}; </text:p>
      <text:p text:style-name="P30">}; </text:p>
      <text:p text:style-name="P30"/>
      <text:p text:style-name="P30">class <text:span text:style-name="T14">PrvBaseArray</text:span>* PrvBaseMultimap::prv_getItem( const struct prv_key_t *key ) const </text:p>
      <text:p text:style-name="P30">{ </text:p>
      <text:p text:style-name="P30"><text:s text:c="4"/>... </text:p>
      <text:p text:style-name="P30"><text:s text:c="4"/><text:span text:style-name="T14">PrvBaseRefArray</text:span> *array = new <text:span text:style-name="T14">PrvBaseRefArray</text:span>(); </text:p>
      <text:p text:style-name="P30"><text:s text:c="4"/>... </text:p>
      <text:p text:style-name="P30"><text:s text:c="4"/>{ </text:p>
      <text:p text:style-name="P30"><text:s text:c="8"/>array-&gt;addItem( (prv_item_t *) element ); </text:p>
      <text:p text:style-name="P30"><text:s text:c="4"/>} </text:p>
      <text:p text:style-name="P30"><text:s text:c="4"/>return array; </text:p>
      <text:p text:style-name="P30">}</text:p>
      <text:p text:style-name="P9"/>
      <text:p text:style-name="P4"><text:bookmark text:name="result_box67"/><text:span text:style-name="T11">It is important to note that within the getItem function, the array is created as “PrvBaseRefArray”, but it is returned as “PrvBaseArray”. </text:span><text:bookmark text:name="result_box68"/>Thus, in the template-wrapper layer, we can map this “<text:span text:style-name="T11">PrvBaseArray</text:span>” <text:soft-page-break/>to a “CArray”.</text:p>
      <text:p text:style-name="P10"/>
      <text:p text:style-name="P9"/>
      <text:p text:style-name="P9">EVALUATION</text:p>
      <text:p text:style-name="P9"/>
      <text:p text:style-name="P10">Evaluar el array con la implementación propuesta y compararlo con las otras posibles soluciones (templates, interfaces, arrays de C con macros, y arrays normales []).</text:p>
      <text:p text:style-name="P10"/>
      <text:p text:style-name="P10">La intención es poder decir que con el método propuesto solo tardaría X segundos/milisegundos más después de X millones de ejeciones, o después de X tiempo de ejecución.</text:p>
      <text:p text:style-name="P10"/>
      <text:p text:style-name="P10">Esta pérdida en tiempo es irrisoria, pero mucho más si la comparamos con todas las ventajas obtenidas de la utilización de este método, como por ejemplo el no tener que recompilar todo el proyecto, que en algunos proyectos a gran escala puede ser cuestión de muchas horas. La claridad obtenida en el código, tanto en la implementación como en su uso. O la facilidad de depuración de errores en comparación con las plantillas.</text:p>
      <text:p text:style-name="P10"/>
      <text:p text:style-name="P10">Hay empresas que ni se plantean utilizar C++ por los inconvenientes que conlleva el uso de templates. Con esta propuesta se les aporta una nueva solución que puede cambiar completamente su enfoque a la hora de programar.</text:p>
      <text:p text:style-name="P9"/>
      <text:p text:style-name="Standard"/>
      <text:p text:style-name="P1">CONCLUSIONS</text:p>
      <text:p text:style-name="Standard"/>
      <text:p text:style-name="Standard">Debido a que solo se usan las templates para comprobar el tipo, y que estas son añadidas inline al código, también se evitan otras desventajas de las plantillas, como son:</text:p>
      <text:p text:style-name="Standard"/>
      <text:list xml:id="list1499145815" text:style-name="L6">
        <text:list-item>
          <text:p text:style-name="P47">templates are only expanded inline when the compiler deems it appropriate. When expanded inline, macro functions and template functions have no extraneous run-time overhead. Template functions with many lines of code will incur run-time overhead when they are not expanded inline, but the reduction in code size may help the code to load from disk more quickly and/or fit within RAM caches.</text:p>
        </text:list-item>
        <text:list-item>
          <text:p text:style-name="P39"><text:span text:style-name="T1">Since the compiler generates additional code for each template type, indiscriminate use of templates can lead t</text:span>o code bloat, res<text:span text:style-name="T1">ulting in larger executables.</text:span></text:p>
        </text:list-item>
        <text:list-item>
          <text:p text:style-name="P47">It can be difficult to debug code that is developed using templates. Since the compiler replaces the templates, it becomes difficult for the debugger to locate the code at runtime.</text:p>
        </text:list-item>
      </text:list>
      <text:p text:style-name="P23"/>
      <text:p text:style-name="P23">Ventajas obtenidas:</text:p>
      <text:p text:style-name="P23"/>
      <text:list xml:id="list171155430" text:style-name="L7">
        <text:list-item>
          <text:p text:style-name="P53">One C++ Class Template can handle different types of parameters.</text:p>
        </text:list-item>
        <text:list-item>
          <text:p text:style-name="P52">Compiler generates classes for only the used types. If the template is instantiated for int type, compiler generates only an int version for the c++ template class.</text:p>
        </text:list-item>
        <text:list-item>
          <text:p text:style-name="P52">Templates reduce the effort on coding for different data types to a single set of code.</text:p>
        </text:list-item>
        <text:list-item>
          <text:p text:style-name="P48">Testing and debugging efforts are reduced.</text:p>
        </text:list-item>
      </text:list>
      <text:p text:style-name="P23"/>
      <text:p text:style-name="P23">Gabriel: </text:p>
      <text:list xml:id="list1513401248" text:style-name="L8">
        <text:list-item>
          <text:p text:style-name="P49">La instrumentalización de los templates como macros me pareció una solución interesante, no porque sustituía de mejor forma la parte en C, sino porque daba una solución en C++ a los <text:soft-page-break/>array tipificados, pero era una deficiencia de C++, no de C. Es decir, para hacer un tipo de arrays tipificados potentes era necesario pasarme a lenguaje C puro, como muchas otras cosas de C++.</text:p>
        </text:list-item>
      </text:list>
      <text:list xml:id="list2028191114" text:style-name="L9">
        <text:list-item>
          <text:p text:style-name="P50">La solución que aportastes con templates me gustó porque me dio una nueva visión de los templates. La visión de que es una forma sofisticada y más evolucionada de las macros. Punto. Y para mi adaptar una nueva visión de una herramienta me parece que profundizo en una cosa más interesante: en la expresividad, ya no de los lenguajes de programación, sino en la expresividad de la formalización matemática. Los ingenieros en ciencias de la computación una de las misiones que tenemos como teóricos es aportar a la comunidad científica un lenguaje matemático-formal más expresivo. El código de programación lo que aporta a la comunidad científica en general es un lenguaje común para expresar teorías que podemos incorporarlas en una máquina al estilo Leibniz y poder verificar que la teoría funciona.</text:p>
        </text:list-item>
        <text:list-item>
          <text:p text:style-name="P50"/>
        </text:list-item>
      </text:list>
      <text:p text:style-name="P19"/>
      <text:p text:style-name="P19">// Además de añadir una nueva forma de entender los templates </text:p>
      <text:p text:style-name="P19"/>
      <text:p text:style-name="P26">// &gt;&gt;&gt;As was to be expected, type erasure does not come free of charge. We just saw that calling a member function on a type-erasing object incurs the extra cost of a level of indirection and a virtual function call. Construction and destruction of such an object involves newing and deleting an object. </text:p>
      <text:p text:style-name="P26"/>
      <text:p text:style-name="P26">// If you agree with me that good engineering is not about following dogmas but about choosing sensible trade-offs, then you will also agree that this performance overhead is not per se a problem. It is an aspect to be kept in mind when choosing your trade-offs.</text:p>
      <text:h text:style-name="P28" text:outline-level="1"/>
      <text:p text:style-name="P23"/>
      <text:h text:style-name="P27" text:outline-level="1">REFERENCES</text:h>
      <text:list xml:id="list917819199" text:style-name="L10">
        <text:list-item>
          <text:p text:style-name="P51">John Lakos. Large-Scale C++ Software Design<text:line-break/>1996. Addison-Wesley Professional. <text:line-break/><text:a xlink:type="simple" xlink:href="http://www.informit.com/store/product.aspx?isbn=0201633620">http://www.informit.com/store/product.aspx?isbn=0201633620</text:a><text:line-break/></text:p>
        </text:list-item>
        <text:list-item>
          <text:p text:style-name="P51">Multi-paradigm design for C++ by Jim Coplien.<text:line-break/><text:a xlink:type="simple" xlink:href="http://www.netobjectives.com/resources/links/jim-coplien-thesis-multi-paradigm-design-patterns">http://www.netobjectives.com/resources/links/jim-coplien-thesis-multi-paradigm-design-patterns</text:a><text:line-break/><text:a xlink:type="simple" xlink:href="http://www.netobjectives.com/files/resources/CoplienThesis.pdf">http://www.netobjectives.com/files/resources/CoplienThesis.pdf</text:a> <text:line-break/></text:p>
        </text:list-item>
        <text:list-item>
          <text:p text:style-name="P51">Multi-Paradigm Design for C++ [Paperback]<text:line-break/>Jim O. Coplien. <text:line-break/>1998. Addison-Wesley Professional<text:line-break/><text:a xlink:type="simple" xlink:href="http://www.amazon.com/dp/0201824671/?tag=stackoverfl08-20">http://www.amazon.com/dp/0201824671/?tag=stackoverfl08-20</text:a><text:line-break/></text:p>
        </text:list-item>
        <text:list-item>
          <text:p text:style-name="P51">Pattern-Oriented Software Architecture Volume 1: A System of Patterns<text:line-break/><text:bookmark text:name="contributorNameTriggerB000APK0QE"/>Frank Buschmann, Regine Meunier, Hans Rohnert, Peter Sommerlad, Michael Stal, Michael Stal <text:line-break/>Wiley; Volume 1 edition (August 8, 1996)<text:line-break/><text:a xlink:type="simple" xlink:href="http://www.amazon.com/dp/0471958697/?tag=stackoverfl08-20">http://www.amazon.com/dp/0471958697/?tag=stackoverfl08-20</text:a> <text:line-break/></text:p>
        </text:list-item>
        <text:list-item>
          <text:p text:style-name="P51"><text:soft-page-break/>Object-Oriented Analysis and Design with Applications (3rd Edition) [Hardcover]<text:line-break/>Grady Booch, Robert A. Maksimchuk, Michael W. Engel, Bobbi J. Young, Jim Conallen, Kelli A. Houston<text:line-break/>Addison-Wesley Professional; 3 edition (April 30, 2007)<text:line-break/></text:p>
        </text:list-item>
        <text:list-item>
          <text:p text:style-name="P51"><text:span text:style-name="T15">Applied Mathematical Programming</text:span> by Bradley, Hax, and Magnanti (Addison-Wesley, 1977) <text:line-break/><text:a xlink:type="simple" xlink:href="http://web.mit.edu/15.053/www/">http://web.mit.edu/15.053/www/</text:a> <text:line-break/><text:a xlink:type="simple" xlink:href="http://web.mit.edu/15.053/www/AppliedMathematicalProgramming.pdf">http://web.mit.edu/15.053/www/AppliedMathematicalProgramming.pdf</text:a> <text:line-break/> </text:p>
        </text:list-item>
        <text:list-item>
          <text:p text:style-name="P51">More C++ Gems (SIGS Reference Library) [Paperback]<text:line-break/>Robert C. Martin, Stanley Lippman<text:line-break/>Cambridge University Press (January 28, 2000)<text:line-break/><text:a xlink:type="simple" xlink:href="http://www.amazon.com/dp/0521786185/?tag=stackoverfl08-20">http://www.amazon.com/dp/0521786185/?tag=stackoverfl08-20</text:a><text:line-break/><text:line-break/><text:a xlink:type="simple" xlink:href="http://books.google.com/books?id=gYNVsCaxfYgC&amp;printsec=frontcover&amp;dq=more+c%2B%2B+gems+site%3Abooks.google.com&amp;source=bl&amp;ots=KKWJm1cPoL&amp;sig=vgqmFDLvnYBvUJzJcjSjGRHqvBg&amp;hl=ru&amp;ei=id11S87mGMfm-QaOm8WgCA&amp;sa=X&amp;oi=book_result&amp;ct=result&amp;resnum=1&amp;ved=0CAwQ6AEwAA#v=onepage&amp;q&amp;f=false">http://books.google.com/books?id=gYNVsCaxfYgC&amp;printsec=frontcover&amp;dq=more+c%2B%2B+gems+site%3abooks.google.com&amp;source=bl&amp;ots=KKWJm1cPoL&amp;sig=vgqmFDLvnYBvUJzJcjSjGRHqvBg&amp;hl=ru&amp;ei=id11S87mGMfm-QaOm8WgCA&amp;sa=X&amp;oi=book_result&amp;ct=result&amp;resnum=1&amp;ved=0CAwQ6AEwAA#v=onepage&amp;q&amp;f=false</text:a> <text:line-break/></text:p>
        </text:list-item>
        <text:list-item>
          <text:p text:style-name="P51">Writing Solid Code (Microsoft Programming Series)</text:p>
          <text:p text:style-name="P51">Steve Maguire</text:p>
          <text:p text:style-name="P51">Microsoft Press; 1 edition (January 1, 1993)<text:line-break/><text:a xlink:type="simple" xlink:href="http://www.amazon.com/Writing-Solid-Code-Microsoft-Programming/dp/1556155514">http://www.amazon.com/Writing-Solid-Code-Microsoft-Programming/dp/1556155514</text:a> <text:line-break/><text:line-break/></text:p>
        </text:list-item>
      </text:list>
      <text:p text:style-name="P23"/>
      <text:p text:style-name="P23"/>
      <text:p text:style-name="P23">¡¡¡RECOMIENDAME REFERENCIAS!!!</text:p>
      <text:p text:style-name="P45">Large-Scale Systems</text:p>
      <text:p text:style-name="P23"/>
      <text:h text:style-name="P27" text:outline-level="1">About the Authors</text:h>
      <text:p text:style-name="P24"/>
      <text:p text:style-name="P25">Ejemplos:</text:p>
      <text:p text:style-name="P26">// ----Fedor Pikus is currently chief software architect for LVS (layout vs schematics) and DFM (design for manufacturing) groups in Design to Silicon division of Mentor Graphics, working on the Calibre physical verification product. Pikus has a Ph.D in semiconductor physics and worked for about 10 years in academia in semiconductor physics, low-temperature physics, and computational physics, before joining Mentor Graphics in 1998. </text:p>
      <text:p text:style-name="P26">----</text:p>
      <text:p text:style-name="P26">// ---Anand Shankar Krishnamoorthi is an exploring C++ developer with 4 years of professional experience. His interests include C++ design, compilers, programming languages, performance analysis and optimiza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Sumario" style:family="paragraph" style:parent-style-name="Text_20_body" style:class="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Numbering_20_Symbols" style:display-name="Numbering Symbols" style:family="text"/>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 </meta:initial-creator>
    <meta:creation-date>2010-10-29T11:54:27</meta:creation-date>
    <dc:date>2011-11-22T19:28:55</dc:date>
    <dc:creator>Javi </dc:creator>
    <meta:editing-duration>P1DT8H19M14S</meta:editing-duration>
    <meta:editing-cycles>169</meta:editing-cycles>
    <meta:generator>LibreOffice/3.4$Linux LibreOffice_project/340m1$Build-302</meta:generator>
    <meta:document-statistic meta:table-count="0" meta:image-count="0" meta:object-count="0" meta:page-count="11" meta:paragraph-count="213" meta:word-count="3831" meta:character-count="25131" meta:non-whitespace-character-count="21046"/>
  </office:meta>
</office:document-meta>
</file>

<file path=VersionList.xml><?xml version="1.0" encoding="utf-8"?>
<VL:version-list xmlns:dc="http://purl.org/dc/elements/1.1/" xmlns:VL="http://openoffice.org/2001/versions-list">
  <VL:version-entry VL:title="Version1" VL:comment="Versión Inicial." VL:creator="gabi " dc:date-time="2010-11-11T08:13:40"/>
</VL:version-list>
</file>